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33.27mm"/>
    </style:style>
    <style:style style:name="co5" style:family="table-column">
      <style:table-column-properties fo:break-before="auto" style:column-width="32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60.09mm" svg:height="89.96mm" svg:x="8.13mm" svg:y="127.16mm">
            <loext:p draw:notify-on-update-of-ranges="Foglio1.A23:Foglio1.A29 Foglio1.A13:Foglio1.A13 Foglio1.B23:Foglio1.B29 Foglio1.D13:Foglio1.D13 Foglio1.D23:Foglio1.D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1mm" svg:height="89.96mm" svg:x="206.53mm" svg:y="46.78mm">
            <loext:p draw:notify-on-update-of-ranges="Foglio1.I2:Foglio1.I8 Foglio1.M1:Foglio1.M1 Foglio1.J2:Foglio1.J8 Foglio1.L1:Foglio1.L1 Foglio1.L2:Foglio1.L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mm" svg:height="90.14mm" svg:x="9.4mm" svg:y="280.52mm">
            <loext:p draw:notify-on-update-of-ranges="Foglio1.A55:Foglio1.A64 Foglio1.B53:Foglio1.B53 Foglio1.B55:Foglio1.B64 Foglio1.C53:Foglio1.C53 Foglio1.C55:Foglio1.C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9mm" svg:height="90.14mm" svg:x="11.56mm" svg:y="452.12mm">
            <loext:p draw:notify-on-update-of-ranges="Foglio1.B92:Foglio1.B103 Foglio1.C90:Foglio1.C90 Foglio1.C92:Foglio1.C103 Foglio1.D90:Foglio1.D90 Foglio1.D92:Foglio1.D1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1mm" svg:height="90.14mm" svg:x="217.91mm" svg:y="456.81mm">
            <loext:p draw:notify-on-update-of-ranges="Foglio1.I92:Foglio1.I103 Foglio1.J90:Foglio1.J90 Foglio1.J92:Foglio1.J103 Foglio1.K90:Foglio1.K90 Foglio1.K92:Foglio1.K10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17.36mm" svg:y="231.11mm">
            <loext:p draw:notify-on-update-of-ranges="Foglio1.I45:Foglio1.I52 Foglio1.J43:Foglio1.J43 Foglio1.J45:Foglio1.J52 Foglio1.K43:Foglio1.K43 Foglio1.K45:Foglio1.K5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42.22mm" svg:y="550.99mm">
            <loext:p draw:notify-on-update-of-ranges="Foglio1.B132:Foglio1.B140 Foglio1.C129:Foglio1.C129 Foglio1.C132:Foglio1.C140 Foglio1.D129:Foglio1.D129 Foglio1.D132:Foglio1.D14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17.83mm" svg:y="651.24mm">
            <loext:p draw:notify-on-update-of-ranges="Foglio1.B150:Foglio1.B157 Foglio1.C149:Foglio1.C149 Foglio1.C150:Foglio1.C157 Foglio1.D149:Foglio1.D149 Foglio1.D150:Foglio1.D15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117.83mm" svg:y="764.12mm">
            <loext:p draw:notify-on-update-of-ranges="Foglio1.B175:Foglio1.B184 Foglio1.C174:Foglio1.C174 Foglio1.C175:Foglio1.C184 Foglio1.D174:Foglio1.D174 Foglio1.D175:Foglio1.D18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488.86mm" svg:y="14.54mm">
            <loext:p draw:notify-on-update-of-ranges="Foglio1.R4:Foglio1.R13 Foglio1.I36:Foglio1.I36 Foglio1.S4:Foglio1.S13 Foglio1.J36:Foglio1.J36 Foglio1.T4:Foglio1.T1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488.86mm" svg:y="118.4mm">
            <loext:p draw:notify-on-update-of-ranges="Foglio1.R27:Foglio1.R36 Foglio1.S26:Foglio1.S26 Foglio1.S27:Foglio1.S36 Foglio1.T26:Foglio1.T26 Foglio1.T27:Foglio1.T3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488.86mm" svg:y="215.36mm">
            <loext:p draw:notify-on-update-of-ranges="Foglio1.R54:Foglio1.R60 Foglio1.S52:Foglio1.S52 Foglio1.S54:Foglio1.S60 Foglio1.T52:Foglio1.T52 Foglio1.T54:Foglio1.T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9.91mm" svg:height="89.95mm" svg:x="510.26mm" svg:y="320.06mm">
            <loext:p draw:notify-on-update-of-ranges="Foglio1.R72:Foglio1.R81 Foglio1.S71:Foglio1.S71 Foglio1.S72:Foglio1.S81 Foglio1.T71:Foglio1.T71 Foglio1.T72:Foglio1.T8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488.86mm" svg:y="425.46mm">
            <loext:p draw:notify-on-update-of-ranges="Foglio1.R95:Foglio1.R106 Foglio1.S94:Foglio1.S94 Foglio1.S95:Foglio1.S106 Foglio1.T94:Foglio1.T94 Foglio1.T95:Foglio1.T10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488.86mm" svg:y="529.32mm">
            <loext:p draw:notify-on-update-of-ranges="Foglio1.R118:Foglio1.R125 Foglio1.S117:Foglio1.S117 Foglio1.S118:Foglio1.S125 Foglio1.T117:Foglio1.T117 Foglio1.T118:Foglio1.T12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488.86mm" svg:y="642.2mm">
            <loext:p draw:notify-on-update-of-ranges="Foglio1.R143:Foglio1.R152 Foglio1.S142:Foglio1.S142 Foglio1.S143:Foglio1.S152 Foglio1.T142:Foglio1.T142 Foglio1.T143:Foglio1.T15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9.99mm" svg:height="89.99mm" svg:x="488.86mm" svg:y="755.09mm">
            <loext:p draw:notify-on-update-of-ranges="Foglio1.R168:Foglio1.R180 Foglio1.S167:Foglio1.S167 Foglio1.S168:Foglio1.S180 Foglio1.T167:Foglio1.T167 Foglio1.T168:Foglio1.T18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9.99mm" svg:height="89.99mm" svg:x="488.86mm" svg:y="858.95mm">
            <loext:p draw:notify-on-update-of-ranges="Foglio1.R191:Foglio1.R197 Foglio1.S190:Foglio1.S190 Foglio1.S191:Foglio1.S197 Foglio1.T190:Foglio1.T190 Foglio1.T191:Foglio1.T197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refrazione sfero prima visita</text:p>
          </table:table-cell>
          <table:table-cell table:number-columns-repeated="7"/>
          <table:table-cell table:style-name="ce1" office:value-type="string" calcext:value-type="string">
            <text:p>refrazione cilindro prima visita</text:p>
          </table:table-cell>
          <table:table-cell table:number-columns-repeated="2"/>
          <table:table-cell office:value-type="string" calcext:value-type="string">
            <text:p>seconda visita</text:p>
          </table:table-cell>
          <table:table-cell office:value-type="string" calcext:value-type="string">
            <text:p>prima visi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equenze assolute</text:p>
          </table:table-cell>
          <table:table-cell office:value-type="string" calcext:value-type="string">
            <text:p>frequenze relative</text:p>
          </table:table-cell>
          <table:table-cell office:value-type="string" calcext:value-type="string">
            <text:p>frequenze cumulate</text:p>
          </table:table-cell>
          <table:table-cell office:value-type="string" calcext:value-type="string">
            <text:p>fr. cumulate relative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over test </text:p>
          </table:table-cell>
          <table:table-cell table:number-columns-repeated="2"/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-2.75" calcext:value-type="float">
            <text:p>-2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izione 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table:formula="of:=[.D3]+[.B4]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-0.75" calcext:value-type="float">
            <text:p>-0,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D4]+[.B5]"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3"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ima visita</text:p>
          </table:table-cell>
          <table:table-cell table:number-columns-repeated="2"/>
          <table:table-cell table:style-name="ce1" office:value-type="string" calcext:value-type="string">
            <text:p>seconda visita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alore centrale prima visita</text:p>
          </table:table-cell>
          <table:table-cell/>
          <table:table-cell office:value-type="string" calcext:value-type="string">
            <text:p>valore centrale seconda visit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7 --&gt; -5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5 --&gt; -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3 --&gt; 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1 --&gt; 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→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-→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1" calcext:value-type="float">
            <text:p>1</text:p>
          </table:table-cell>
          <table:table-cell office:value-type="float" office:value="-6.5" calcext:value-type="float">
            <text:p>-6,5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Posizione 2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,2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ereopsi lontano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ppc basso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osizione 3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</table:table-row>
        <table:table-row table:style-name="ro1">
          <table:table-cell office:value-type="string" calcext:value-type="string">
            <text:p>foria lontano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Posizione 4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8">
          <table:table-cell table:number-columns-repeated="20"/>
        </table:table-row>
        <table:table-row table:style-name="ro1">
          <table:table-cell/>
          <table:table-cell office:value-type="string" calcext:value-type="string">
            <text:p>ppc dritto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  <table:table-cell table:number-columns-repeated="4"/>
          <table:table-cell office:value-type="string" calcext:value-type="string">
            <text:p>ppc alto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osizione 5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Posizione 6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foria vicino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lto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Posizione 7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ritto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Posizione 8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oria basso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Posizione 9</text:p>
          </table:table-cell>
          <table:table-cell office:value-type="string" calcext:value-type="string">
            <text:p>prima visita</text:p>
          </table:table-cell>
          <table:table-cell office:value-type="string" calcext:value-type="string">
            <text:p>seconda visita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A OD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1:23:32.67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2:03:10.442000000</meta:creation-date>
    <dc:date>2017-02-04T22:27:55.727000000</dc:date>
    <meta:editing-duration>PT2H4M46S</meta:editing-duration>
    <meta:editing-cycles>15</meta:editing-cycles>
    <meta:generator>LibreOffice/5.2.1.2$Windows_x86 LibreOffice_project/31dd62db80d4e60af04904455ec9c9219178d620</meta:generator>
    <meta:document-statistic meta:table-count="1" meta:cell-count="648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bar" chart:style-name="ch1">
        <chart:legend chart:legend-position="end" svg:x="13.068cm" svg:y="3.958cm" style:legend-expansion="high" chart:style-name="ch2"/>
        <chart:plot-area chart:style-name="ch3" table:cell-range-address="Foglio1.A23:Foglio1.B29 Foglio1.A13:Foglio1.A13 Foglio1.D13:Foglio1.D13 Foglio1.D23:Foglio1.D29" chart:data-source-has-labels="both" svg:x="1.314cm" svg:y="0.179cm" svg:width="11.434cm" svg:height="7.675cm">
          <chartooo:coordinate-region svg:x="1.759cm" svg:y="0.374cm" svg:width="10.989cm" svg:height="6.841cm"/>
          <chart:axis chart:dimension="x" chart:name="primary-x" chart:style-name="ch4" chartooo:axis-type="auto">
            <chartooo:date-scale/>
            <chart:title svg:x="6.198cm" svg:y="8.034cm" chart:style-name="ch5">
              <text:p>valori sfero</text:p>
            </chart:title>
            <chart:categories table:cell-range-address="Foglio1.A23:Foglio1.A29"/>
            <chart:grid chart:style-name="ch6" chart:class="major"/>
          </chart:axis>
          <chart:axis chart:dimension="y" chart:name="primary-y" chart:style-name="ch7">
            <chart:title svg:x="0.451cm" svg:y="4.77cm" chart:style-name="ch8">
              <text:p>frequenza</text:p>
            </chart:title>
            <chart:grid chart:style-name="ch6" chart:class="major"/>
          </chart:axis>
          <chart:series chart:style-name="ch9" chart:values-cell-range-address="Foglio1.B23:Foglio1.B29" chart:label-cell-address="Foglio1.A13:Foglio1.A13" chart:class="chart:bar">
            <chart:data-point chart:repeated="7"/>
          </chart:series>
          <chart:series chart:style-name="ch10" chart:values-cell-range-address="Foglio1.D23:Foglio1.D29" chart:label-cell-address="Foglio1.D13:Foglio1.D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A13:Foglio1.A13</svg:desc>
                </draw:g>
              </table:table-cell>
              <table:table-cell office:value-type="string">
                <text:p>seconda visita</text:p>
                <draw:g>
                  <svg:desc>Foglio1.D13:Foglio1.D13</svg:desc>
                </draw:g>
              </table:table-cell>
            </table:table-row>
          </table:table-header-rows>
          <table:table-rows>
            <table:table-row>
              <table:table-cell office:value-type="float" office:value="-6.5">
                <text:p>-6.5</text:p>
                <draw:g>
                  <svg:desc>Foglio1.A23:Foglio1.A29</svg:desc>
                </draw:g>
              </table:table-cell>
              <table:table-cell office:value-type="float" office:value="1">
                <text:p>1</text:p>
                <draw:g>
                  <svg:desc>Foglio1.B23:Foglio1.B29</svg:desc>
                </draw:g>
              </table:table-cell>
              <table:table-cell office:value-type="float" office:value="1">
                <text:p>1</text:p>
                <draw:g>
                  <svg:desc>Foglio1.D23:Foglio1.D29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R4:Foglio1.T13 Foglio1.I36:Foglio1.J36" chart:data-source-has-labels="both" svg:x="0.32cm" svg:y="0.18cm" svg:width="12.418cm" svg:height="7.676cm">
          <chartooo:coordinate-region svg:x="1.065cm" svg:y="0.375cm" svg:width="11.673cm" svg:height="6.842cm"/>
          <chart:axis chart:dimension="x" chart:name="primary-x" chart:style-name="ch4" chartooo:axis-type="auto">
            <chartooo:date-scale/>
            <chart:title svg:x="4.946cm" svg:y="8.037cm" chart:style-name="ch5">
              <text:p>cover test posizione 1</text:p>
            </chart:title>
            <chart:categories table:cell-range-address="Foglio1.R4:Foglio1.R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S4:Foglio1.S13" chart:label-cell-address="Foglio1.I36:Foglio1.I36" chart:class="chart:bar">
            <chart:data-point chart:repeated="10"/>
          </chart:series>
          <chart:series chart:style-name="ch9" chart:values-cell-range-address="Foglio1.T4:Foglio1.T13" chart:label-cell-address="Foglio1.J36:Foglio1.J36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I36:Foglio1.I36</svg:desc>
                </draw:g>
              </table:table-cell>
              <table:table-cell office:value-type="string">
                <text:p>seconda visita</text:p>
                <draw:g>
                  <svg:desc>Foglio1.J36:Foglio1.J3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R4:Foglio1.R13</svg:desc>
                </draw:g>
              </table:table-cell>
              <table:table-cell office:value-type="float" office:value="1">
                <text:p>1</text:p>
                <draw:g>
                  <svg:desc>Foglio1.S4:Foglio1.S13</svg:desc>
                </draw:g>
              </table:table-cell>
              <table:table-cell office:value-type="float" office:value="1">
                <text:p>1</text:p>
                <draw:g>
                  <svg:desc>Foglio1.T4:Foglio1.T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R26:Foglio1.T36" chart:data-source-has-labels="both" svg:x="1.314cm" svg:y="0.18cm" svg:width="11.424cm" svg:height="7.676cm">
          <chartooo:coordinate-region svg:x="2.059cm" svg:y="0.375cm" svg:width="10.679cm" svg:height="6.842cm"/>
          <chart:axis chart:dimension="x" chart:name="primary-x" chart:style-name="ch4" chartooo:axis-type="auto">
            <chartooo:date-scale/>
            <chart:title svg:x="5.443cm" svg:y="8.037cm" chart:style-name="ch5">
              <text:p>cover test posizione 2</text:p>
            </chart:title>
            <chart:categories table:cell-range-address="Foglio1.R27:Foglio1.R36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S27:Foglio1.S36" chart:label-cell-address="Foglio1.S26:Foglio1.S26" chart:class="chart:bar">
            <chart:data-point chart:repeated="10"/>
          </chart:series>
          <chart:series chart:style-name="ch10" chart:values-cell-range-address="Foglio1.T27:Foglio1.T36" chart:label-cell-address="Foglio1.T26:Foglio1.T26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S26:Foglio1.S26</svg:desc>
                </draw:g>
              </table:table-cell>
              <table:table-cell office:value-type="string">
                <text:p>seconda visita</text:p>
                <draw:g>
                  <svg:desc>Foglio1.T26:Foglio1.T2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R27:Foglio1.R36</svg:desc>
                </draw:g>
              </table:table-cell>
              <table:table-cell office:value-type="float" office:value="2">
                <text:p>2</text:p>
                <draw:g>
                  <svg:desc>Foglio1.S27:Foglio1.S36</svg:desc>
                </draw:g>
              </table:table-cell>
              <table:table-cell office:value-type="float" office:value="0">
                <text:p>0</text:p>
                <draw:g>
                  <svg:desc>Foglio1.T27:Foglio1.T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R54:Foglio1.T60 Foglio1.S52:Foglio1.T52" chart:data-source-has-labels="both" svg:x="1.314cm" svg:y="0.18cm" svg:width="11.424cm" svg:height="7.676cm">
          <chartooo:coordinate-region svg:x="1.759cm" svg:y="0.375cm" svg:width="10.979cm" svg:height="6.842cm"/>
          <chart:axis chart:dimension="x" chart:name="primary-x" chart:style-name="ch4" chartooo:axis-type="auto">
            <chartooo:date-scale/>
            <chart:title svg:x="5.443cm" svg:y="8.037cm" chart:style-name="ch5">
              <text:p>cover test posizione 3</text:p>
            </chart:title>
            <chart:categories table:cell-range-address="Foglio1.R54:Foglio1.R60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S54:Foglio1.S60" chart:label-cell-address="Foglio1.S52:Foglio1.S52" chart:class="chart:bar">
            <chart:data-point chart:repeated="7"/>
          </chart:series>
          <chart:series chart:style-name="ch10" chart:values-cell-range-address="Foglio1.T54:Foglio1.T60" chart:label-cell-address="Foglio1.T52:Foglio1.T5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S52:Foglio1.S52</svg:desc>
                </draw:g>
              </table:table-cell>
              <table:table-cell office:value-type="string">
                <text:p>seconda visita</text:p>
                <draw:g>
                  <svg:desc>Foglio1.T52:Foglio1.T5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R54:Foglio1.R60</svg:desc>
                </draw:g>
              </table:table-cell>
              <table:table-cell office:value-type="float" office:value="6">
                <text:p>6</text:p>
                <draw:g>
                  <svg:desc>Foglio1.S54:Foglio1.S60</svg:desc>
                </draw:g>
              </table:table-cell>
              <table:table-cell office:value-type="float" office:value="4">
                <text:p>4</text:p>
                <draw:g>
                  <svg:desc>Foglio1.T54:Foglio1.T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96cm" xlink:href=".." xlink:type="simple" chart:class="chart:bar" chart:style-name="ch1">
        <chart:legend chart:legend-position="end" svg:x="13.05cm" svg:y="3.958cm" style:legend-expansion="high" chart:style-name="ch2"/>
        <chart:plot-area chart:style-name="ch3" table:cell-range-address="Foglio1.R71:Foglio1.T81" chart:data-source-has-labels="both" svg:x="1.313cm" svg:y="0.179cm" svg:width="11.418cm" svg:height="7.674cm">
          <chartooo:coordinate-region svg:x="2.058cm" svg:y="0.374cm" svg:width="10.673cm" svg:height="6.84cm"/>
          <chart:axis chart:dimension="x" chart:name="primary-x" chart:style-name="ch4" chartooo:axis-type="auto">
            <chartooo:date-scale/>
            <chart:title svg:x="5.439cm" svg:y="8.033cm" chart:style-name="ch5">
              <text:p>cover test posizione 4</text:p>
            </chart:title>
            <chart:categories table:cell-range-address="Foglio1.R72:Foglio1.R81"/>
            <chart:grid chart:style-name="ch6" chart:class="major"/>
          </chart:axis>
          <chart:axis chart:dimension="y" chart:name="primary-y" chart:style-name="ch7">
            <chart:title svg:x="0.451cm" svg:y="4.77cm" chart:style-name="ch8">
              <text:p>frequenza</text:p>
            </chart:title>
            <chart:grid chart:style-name="ch6" chart:class="major"/>
          </chart:axis>
          <chart:series chart:style-name="ch9" chart:values-cell-range-address="Foglio1.S72:Foglio1.S81" chart:label-cell-address="Foglio1.S71:Foglio1.S71" chart:class="chart:bar">
            <chart:data-point chart:repeated="10"/>
          </chart:series>
          <chart:series chart:style-name="ch10" chart:values-cell-range-address="Foglio1.T72:Foglio1.T81" chart:label-cell-address="Foglio1.T71:Foglio1.T7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S71:Foglio1.S71</svg:desc>
                </draw:g>
              </table:table-cell>
              <table:table-cell office:value-type="string">
                <text:p>seconda visita</text:p>
                <draw:g>
                  <svg:desc>Foglio1.T71:Foglio1.T7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R72:Foglio1.R81</svg:desc>
                </draw:g>
              </table:table-cell>
              <table:table-cell office:value-type="float" office:value="4">
                <text:p>4</text:p>
                <draw:g>
                  <svg:desc>Foglio1.S72:Foglio1.S81</svg:desc>
                </draw:g>
              </table:table-cell>
              <table:table-cell office:value-type="float" office:value="1">
                <text:p>1</text:p>
                <draw:g>
                  <svg:desc>Foglio1.T72:Foglio1.T8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R94:Foglio1.T106" chart:data-source-has-labels="both" svg:x="1.314cm" svg:y="0.18cm" svg:width="11.424cm" svg:height="7.676cm">
          <chartooo:coordinate-region svg:x="2.059cm" svg:y="0.375cm" svg:width="10.679cm" svg:height="6.842cm"/>
          <chart:axis chart:dimension="x" chart:name="primary-x" chart:style-name="ch4" chartooo:axis-type="auto">
            <chartooo:date-scale/>
            <chart:title svg:x="5.443cm" svg:y="8.037cm" chart:style-name="ch5">
              <text:p>cover test posizione 5</text:p>
            </chart:title>
            <chart:categories table:cell-range-address="Foglio1.R95:Foglio1.R106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S95:Foglio1.S106" chart:label-cell-address="Foglio1.S94:Foglio1.S94" chart:class="chart:bar">
            <chart:data-point chart:repeated="12"/>
          </chart:series>
          <chart:series chart:style-name="ch10" chart:values-cell-range-address="Foglio1.T95:Foglio1.T106" chart:label-cell-address="Foglio1.T94:Foglio1.T9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S94:Foglio1.S94</svg:desc>
                </draw:g>
              </table:table-cell>
              <table:table-cell office:value-type="string">
                <text:p>seconda visita</text:p>
                <draw:g>
                  <svg:desc>Foglio1.T94:Foglio1.T9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R95:Foglio1.R106</svg:desc>
                </draw:g>
              </table:table-cell>
              <table:table-cell office:value-type="float" office:value="2">
                <text:p>2</text:p>
                <draw:g>
                  <svg:desc>Foglio1.S95:Foglio1.S106</svg:desc>
                </draw:g>
              </table:table-cell>
              <table:table-cell office:value-type="float" office:value="0">
                <text:p>0</text:p>
                <draw:g>
                  <svg:desc>Foglio1.T95:Foglio1.T10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R117:Foglio1.T125" chart:data-source-has-labels="both" svg:x="1.314cm" svg:y="0.18cm" svg:width="11.424cm" svg:height="7.676cm">
          <chartooo:coordinate-region svg:x="1.759cm" svg:y="0.375cm" svg:width="10.979cm" svg:height="6.842cm"/>
          <chart:axis chart:dimension="x" chart:name="primary-x" chart:style-name="ch4" chartooo:axis-type="auto">
            <chartooo:date-scale/>
            <chart:title svg:x="5.443cm" svg:y="8.037cm" chart:style-name="ch5">
              <text:p>cover test posizione 6</text:p>
            </chart:title>
            <chart:categories table:cell-range-address="Foglio1.R118:Foglio1.R125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S118:Foglio1.S125" chart:label-cell-address="Foglio1.S117:Foglio1.S117" chart:class="chart:bar">
            <chart:data-point chart:repeated="8"/>
          </chart:series>
          <chart:series chart:style-name="ch10" chart:values-cell-range-address="Foglio1.T118:Foglio1.T125" chart:label-cell-address="Foglio1.T117:Foglio1.T117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S117:Foglio1.S117</svg:desc>
                </draw:g>
              </table:table-cell>
              <table:table-cell office:value-type="string">
                <text:p>seconda visita</text:p>
                <draw:g>
                  <svg:desc>Foglio1.T117:Foglio1.T1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R118:Foglio1.R125</svg:desc>
                </draw:g>
              </table:table-cell>
              <table:table-cell office:value-type="float" office:value="5">
                <text:p>5</text:p>
                <draw:g>
                  <svg:desc>Foglio1.S118:Foglio1.S125</svg:desc>
                </draw:g>
              </table:table-cell>
              <table:table-cell office:value-type="float" office:value="4">
                <text:p>4</text:p>
                <draw:g>
                  <svg:desc>Foglio1.T118:Foglio1.T1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R142:Foglio1.T152" chart:data-source-has-labels="both" svg:x="1.314cm" svg:y="0.18cm" svg:width="11.424cm" svg:height="7.676cm">
          <chartooo:coordinate-region svg:x="2.059cm" svg:y="0.375cm" svg:width="10.679cm" svg:height="6.842cm"/>
          <chart:axis chart:dimension="x" chart:name="primary-x" chart:style-name="ch4" chartooo:axis-type="auto">
            <chartooo:date-scale/>
            <chart:title svg:x="5.443cm" svg:y="8.037cm" chart:style-name="ch5">
              <text:p>cover test posizione 7</text:p>
            </chart:title>
            <chart:categories table:cell-range-address="Foglio1.R143:Foglio1.R152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S143:Foglio1.S152" chart:label-cell-address="Foglio1.S142:Foglio1.S142" chart:class="chart:bar">
            <chart:data-point chart:repeated="10"/>
          </chart:series>
          <chart:series chart:style-name="ch10" chart:values-cell-range-address="Foglio1.T143:Foglio1.T152" chart:label-cell-address="Foglio1.T142:Foglio1.T14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S142:Foglio1.S142</svg:desc>
                </draw:g>
              </table:table-cell>
              <table:table-cell office:value-type="string">
                <text:p>seconda visita</text:p>
                <draw:g>
                  <svg:desc>Foglio1.T142:Foglio1.T1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R143:Foglio1.R152</svg:desc>
                </draw:g>
              </table:table-cell>
              <table:table-cell office:value-type="float" office:value="2">
                <text:p>2</text:p>
                <draw:g>
                  <svg:desc>Foglio1.S143:Foglio1.S152</svg:desc>
                </draw:g>
              </table:table-cell>
              <table:table-cell office:value-type="float" office:value="0">
                <text:p>0</text:p>
                <draw:g>
                  <svg:desc>Foglio1.T143:Foglio1.T1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R167:Foglio1.T180" chart:data-source-has-labels="both" svg:x="1.314cm" svg:y="0.18cm" svg:width="11.424cm" svg:height="7.676cm">
          <chartooo:coordinate-region svg:x="2.059cm" svg:y="0.375cm" svg:width="10.679cm" svg:height="6.842cm"/>
          <chart:axis chart:dimension="x" chart:name="primary-x" chart:style-name="ch4" chartooo:axis-type="auto">
            <chartooo:date-scale/>
            <chart:title svg:x="5.443cm" svg:y="8.037cm" chart:style-name="ch5">
              <text:p>cover test posizione 8</text:p>
            </chart:title>
            <chart:categories table:cell-range-address="Foglio1.R168:Foglio1.R180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S168:Foglio1.S180" chart:label-cell-address="Foglio1.S167:Foglio1.S167" chart:class="chart:bar">
            <chart:data-point chart:repeated="13"/>
          </chart:series>
          <chart:series chart:style-name="ch10" chart:values-cell-range-address="Foglio1.T168:Foglio1.T180" chart:label-cell-address="Foglio1.T167:Foglio1.T167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S167:Foglio1.S167</svg:desc>
                </draw:g>
              </table:table-cell>
              <table:table-cell office:value-type="string">
                <text:p>seconda visita</text:p>
                <draw:g>
                  <svg:desc>Foglio1.T167:Foglio1.T16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R168:Foglio1.R180</svg:desc>
                </draw:g>
              </table:table-cell>
              <table:table-cell office:value-type="float" office:value="2">
                <text:p>2</text:p>
                <draw:g>
                  <svg:desc>Foglio1.S168:Foglio1.S180</svg:desc>
                </draw:g>
              </table:table-cell>
              <table:table-cell office:value-type="float" office:value="1">
                <text:p>1</text:p>
                <draw:g>
                  <svg:desc>Foglio1.T168:Foglio1.T1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R190:Foglio1.T197" chart:data-source-has-labels="both" svg:x="1.314cm" svg:y="0.18cm" svg:width="11.424cm" svg:height="7.676cm">
          <chartooo:coordinate-region svg:x="1.759cm" svg:y="0.375cm" svg:width="10.979cm" svg:height="6.842cm"/>
          <chart:axis chart:dimension="x" chart:name="primary-x" chart:style-name="ch4" chartooo:axis-type="auto">
            <chartooo:date-scale/>
            <chart:title svg:x="5.443cm" svg:y="8.037cm" chart:style-name="ch5">
              <text:p>cover test posizione 9</text:p>
            </chart:title>
            <chart:categories table:cell-range-address="Foglio1.R191:Foglio1.R197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S191:Foglio1.S197" chart:label-cell-address="Foglio1.S190:Foglio1.S190" chart:class="chart:bar">
            <chart:data-point chart:repeated="7"/>
          </chart:series>
          <chart:series chart:style-name="ch10" chart:values-cell-range-address="Foglio1.T191:Foglio1.T197" chart:label-cell-address="Foglio1.T190:Foglio1.T19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S190:Foglio1.S190</svg:desc>
                </draw:g>
              </table:table-cell>
              <table:table-cell office:value-type="string">
                <text:p>seconda visita</text:p>
                <draw:g>
                  <svg:desc>Foglio1.T190:Foglio1.T19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R191:Foglio1.R197</svg:desc>
                </draw:g>
              </table:table-cell>
              <table:table-cell office:value-type="float" office:value="7">
                <text:p>7</text:p>
                <draw:g>
                  <svg:desc>Foglio1.S191:Foglio1.S197</svg:desc>
                </draw:g>
              </table:table-cell>
              <table:table-cell office:value-type="float" office:value="2">
                <text:p>2</text:p>
                <draw:g>
                  <svg:desc>Foglio1.T191:Foglio1.T19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97cm" xlink:href=".." xlink:type="simple" chart:class="chart:bar" chart:style-name="ch1">
        <chart:legend chart:legend-position="end" svg:x="13.05cm" svg:y="3.958cm" style:legend-expansion="high" chart:style-name="ch2"/>
        <chart:plot-area chart:style-name="ch3" table:cell-range-address="Foglio1.I2:Foglio1.J8 Foglio1.L1:Foglio1.M1 Foglio1.L2:Foglio1.L8" chart:data-source-has-labels="both" svg:x="1.313cm" svg:y="0.179cm" svg:width="11.418cm" svg:height="7.675cm">
          <chartooo:coordinate-region svg:x="1.758cm" svg:y="0.374cm" svg:width="10.973cm" svg:height="6.841cm"/>
          <chart:axis chart:dimension="x" chart:name="primary-x" chart:style-name="ch4" chartooo:axis-type="auto">
            <chartooo:date-scale/>
            <chart:title svg:x="6.039cm" svg:y="8.034cm" chart:style-name="ch5">
              <text:p>valori cilindro</text:p>
            </chart:title>
            <chart:categories table:cell-range-address="Foglio1.I2:Foglio1.I8"/>
          </chart:axis>
          <chart:axis chart:dimension="y" chart:name="primary-y" chart:style-name="ch6">
            <chart:title svg:x="0.451cm" svg:y="4.77cm" chart:style-name="ch7">
              <text:p>frequenza</text:p>
            </chart:title>
            <chart:grid chart:style-name="ch8" chart:class="major"/>
          </chart:axis>
          <chart:series chart:style-name="ch9" chart:values-cell-range-address="Foglio1.J2:Foglio1.J8" chart:label-cell-address="Foglio1.M1:Foglio1.M1" chart:class="chart:bar">
            <chart:data-point chart:repeated="7"/>
          </chart:series>
          <chart:series chart:style-name="ch10" chart:values-cell-range-address="Foglio1.L2:Foglio1.L8" chart:label-cell-address="Foglio1.L1:Foglio1.L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M1:Foglio1.M1</svg:desc>
                </draw:g>
              </table:table-cell>
              <table:table-cell office:value-type="string">
                <text:p>seconda visita</text:p>
                <draw:g>
                  <svg:desc>Foglio1.L1:Foglio1.L1</svg:desc>
                </draw:g>
              </table:table-cell>
            </table:table-row>
          </table:table-header-rows>
          <table:table-rows>
            <table:table-row>
              <table:table-cell office:value-type="float" office:value="-3">
                <text:p>-3</text:p>
                <draw:g>
                  <svg:desc>Foglio1.I2:Foglio1.I8</svg:desc>
                </draw:g>
              </table:table-cell>
              <table:table-cell office:value-type="float" office:value="1">
                <text:p>1</text:p>
                <draw:g>
                  <svg:desc>Foglio1.J2:Foglio1.J8</svg:desc>
                </draw:g>
              </table:table-cell>
              <table:table-cell office:value-type="float" office:value="0">
                <text:p>0</text:p>
                <draw:g>
                  <svg:desc>Foglio1.L2:Foglio1.L8</svg:desc>
                </draw:g>
              </table:table-cell>
            </table:table-row>
            <table:table-row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15cm" xlink:href=".." xlink:type="simple" chart:class="chart:bar" chart:style-name="ch1">
        <chart:legend chart:legend-position="end" svg:x="13.049cm" svg:y="3.967cm" style:legend-expansion="high" chart:style-name="ch2"/>
        <chart:plot-area chart:style-name="ch3" table:cell-range-address="Foglio1.A55:Foglio1.C64 Foglio1.B53:Foglio1.C53" chart:data-source-has-labels="both" svg:x="1.313cm" svg:y="0.18cm" svg:width="11.417cm" svg:height="7.691cm">
          <chartooo:coordinate-region svg:x="2.058cm" svg:y="0.375cm" svg:width="10.672cm" svg:height="6.857cm"/>
          <chart:axis chart:dimension="x" chart:name="primary-x" chart:style-name="ch4" chartooo:axis-type="auto">
            <chartooo:date-scale/>
            <chart:title svg:x="6.232cm" svg:y="8.052cm" chart:style-name="ch5">
              <text:p>valori forie</text:p>
            </chart:title>
            <chart:categories table:cell-range-address="Foglio1.A55:Foglio1.A64"/>
            <chart:grid chart:style-name="ch6" chart:class="major"/>
          </chart:axis>
          <chart:axis chart:dimension="y" chart:name="primary-y" chart:style-name="ch7">
            <chart:title svg:x="0.451cm" svg:y="4.779cm" chart:style-name="ch8">
              <text:p>frequenza</text:p>
            </chart:title>
            <chart:grid chart:style-name="ch6" chart:class="major"/>
          </chart:axis>
          <chart:series chart:style-name="ch9" chart:values-cell-range-address="Foglio1.B55:Foglio1.B64" chart:label-cell-address="Foglio1.B53:Foglio1.B53" chart:class="chart:bar">
            <chart:data-point chart:repeated="10"/>
          </chart:series>
          <chart:series chart:style-name="ch10" chart:values-cell-range-address="Foglio1.C55:Foglio1.C64" chart:label-cell-address="Foglio1.C53:Foglio1.C5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B53:Foglio1.B53</svg:desc>
                </draw:g>
              </table:table-cell>
              <table:table-cell office:value-type="string">
                <text:p>seconda visita</text:p>
                <draw:g>
                  <svg:desc>Foglio1.C53:Foglio1.C53</svg:desc>
                </draw:g>
              </table:table-cell>
            </table:table-row>
          </table:table-header-rows>
          <table:table-rows>
            <table:table-row>
              <table:table-cell office:value-type="float" office:value="-2">
                <text:p>-2</text:p>
                <draw:g>
                  <svg:desc>Foglio1.A55:Foglio1.A64</svg:desc>
                </draw:g>
              </table:table-cell>
              <table:table-cell office:value-type="float" office:value="1">
                <text:p>1</text:p>
                <draw:g>
                  <svg:desc>Foglio1.B55:Foglio1.B64</svg:desc>
                </draw:g>
              </table:table-cell>
              <table:table-cell office:value-type="float" office:value="1">
                <text:p>1</text:p>
                <draw:g>
                  <svg:desc>Foglio1.C55:Foglio1.C64</svg:desc>
                </draw:g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15cm" xlink:href=".." xlink:type="simple" chart:class="chart:bar" chart:style-name="ch1">
        <chart:legend chart:legend-position="end" svg:x="13.068cm" svg:y="3.967cm" style:legend-expansion="high" chart:style-name="ch2"/>
        <chart:plot-area chart:style-name="ch3" table:cell-range-address="Foglio1.B92:Foglio1.D103 Foglio1.C90:Foglio1.D90" chart:data-source-has-labels="both" svg:x="1.314cm" svg:y="0.18cm" svg:width="11.434cm" svg:height="7.691cm">
          <chartooo:coordinate-region svg:x="2.059cm" svg:y="0.375cm" svg:width="10.689cm" svg:height="6.857cm"/>
          <chart:axis chart:dimension="x" chart:name="primary-x" chart:style-name="ch4" chartooo:axis-type="auto">
            <chartooo:date-scale/>
            <chart:title svg:x="5.783cm" svg:y="8.052cm" chart:style-name="ch5">
              <text:p>rottura ppc diritto</text:p>
            </chart:title>
            <chart:categories table:cell-range-address="Foglio1.B92:Foglio1.B103"/>
          </chart:axis>
          <chart:axis chart:dimension="y" chart:name="primary-y" chart:style-name="ch6">
            <chart:title svg:x="0.451cm" svg:y="4.779cm" chart:style-name="ch7">
              <text:p>frequenza</text:p>
            </chart:title>
            <chart:grid chart:style-name="ch8" chart:class="major"/>
          </chart:axis>
          <chart:series chart:style-name="ch9" chart:values-cell-range-address="Foglio1.C92:Foglio1.C103" chart:label-cell-address="Foglio1.C90:Foglio1.C90" chart:class="chart:bar">
            <chart:data-point chart:repeated="12"/>
          </chart:series>
          <chart:series chart:style-name="ch10" chart:values-cell-range-address="Foglio1.D92:Foglio1.D103" chart:label-cell-address="Foglio1.D90:Foglio1.D9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C90:Foglio1.C90</svg:desc>
                </draw:g>
              </table:table-cell>
              <table:table-cell office:value-type="string">
                <text:p>seconda visita</text:p>
                <draw:g>
                  <svg:desc>Foglio1.D90:Foglio1.D9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B92:Foglio1.B103</svg:desc>
                </draw:g>
              </table:table-cell>
              <table:table-cell office:value-type="float" office:value="1">
                <text:p>1</text:p>
                <draw:g>
                  <svg:desc>Foglio1.C92:Foglio1.C103</svg:desc>
                </draw:g>
              </table:table-cell>
              <table:table-cell office:value-type="float" office:value="3">
                <text:p>3</text:p>
                <draw:g>
                  <svg:desc>Foglio1.D92:Foglio1.D10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15cm" xlink:href=".." xlink:type="simple" chart:class="chart:bar" chart:style-name="ch1">
        <chart:legend chart:legend-position="end" svg:x="13.05cm" svg:y="3.967cm" style:legend-expansion="high" chart:style-name="ch2"/>
        <chart:plot-area chart:style-name="ch3" table:cell-range-address="Foglio1.I92:Foglio1.K103 Foglio1.J90:Foglio1.K90" chart:data-source-has-labels="both" svg:x="1.313cm" svg:y="0.18cm" svg:width="11.418cm" svg:height="7.691cm">
          <chartooo:coordinate-region svg:x="2.058cm" svg:y="0.375cm" svg:width="10.673cm" svg:height="6.857cm"/>
          <chart:axis chart:dimension="x" chart:name="primary-x" chart:style-name="ch4" chartooo:axis-type="auto">
            <chartooo:date-scale/>
            <chart:title svg:x="5.906cm" svg:y="8.052cm" chart:style-name="ch5">
              <text:p>ppc rottura alto</text:p>
            </chart:title>
            <chart:categories table:cell-range-address="Foglio1.I92:Foglio1.I103"/>
            <chart:grid chart:style-name="ch6" chart:class="major"/>
          </chart:axis>
          <chart:axis chart:dimension="y" chart:name="primary-y" chart:style-name="ch7">
            <chart:title svg:x="0.451cm" svg:y="4.779cm" chart:style-name="ch8">
              <text:p>frequenza</text:p>
            </chart:title>
            <chart:grid chart:style-name="ch6" chart:class="major"/>
          </chart:axis>
          <chart:series chart:style-name="ch9" chart:values-cell-range-address="Foglio1.J92:Foglio1.J103" chart:label-cell-address="Foglio1.J90:Foglio1.J90" chart:class="chart:bar">
            <chart:data-point chart:repeated="12"/>
          </chart:series>
          <chart:series chart:style-name="ch10" chart:values-cell-range-address="Foglio1.K92:Foglio1.K103" chart:label-cell-address="Foglio1.K90:Foglio1.K9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J90:Foglio1.J90</svg:desc>
                </draw:g>
              </table:table-cell>
              <table:table-cell office:value-type="string">
                <text:p>seconda visita</text:p>
                <draw:g>
                  <svg:desc>Foglio1.K90:Foglio1.K9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I92:Foglio1.I103</svg:desc>
                </draw:g>
              </table:table-cell>
              <table:table-cell office:value-type="float" office:value="1">
                <text:p>1</text:p>
                <draw:g>
                  <svg:desc>Foglio1.J92:Foglio1.J103</svg:desc>
                </draw:g>
              </table:table-cell>
              <table:table-cell office:value-type="float" office:value="2">
                <text:p>2</text:p>
                <draw:g>
                  <svg:desc>Foglio1.K92:Foglio1.K10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I45:Foglio1.K52 Foglio1.J43:Foglio1.K43" chart:data-source-has-labels="both" svg:x="1.314cm" svg:y="0.18cm" svg:width="11.424cm" svg:height="7.676cm">
          <chartooo:coordinate-region svg:x="1.759cm" svg:y="0.375cm" svg:width="10.979cm" svg:height="6.842cm"/>
          <chart:axis chart:dimension="x" chart:name="primary-x" chart:style-name="ch4" chartooo:axis-type="auto">
            <chartooo:date-scale/>
            <chart:title svg:x="5.743cm" svg:y="8.037cm" chart:style-name="ch5">
              <text:p>rottura ppc basso</text:p>
            </chart:title>
            <chart:categories table:cell-range-address="Foglio1.I45:Foglio1.I52"/>
          </chart:axis>
          <chart:axis chart:dimension="y" chart:name="primary-y" chart:style-name="ch6">
            <chart:title svg:x="0.451cm" svg:y="4.772cm" chart:style-name="ch7">
              <text:p>frequenza</text:p>
            </chart:title>
            <chart:grid chart:style-name="ch8" chart:class="major"/>
          </chart:axis>
          <chart:series chart:style-name="ch9" chart:values-cell-range-address="Foglio1.J45:Foglio1.J52" chart:label-cell-address="Foglio1.J43:Foglio1.J43" chart:class="chart:bar">
            <chart:data-point chart:repeated="8"/>
          </chart:series>
          <chart:series chart:style-name="ch10" chart:values-cell-range-address="Foglio1.K45:Foglio1.K52" chart:label-cell-address="Foglio1.K43:Foglio1.K4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J43:Foglio1.J43</svg:desc>
                </draw:g>
              </table:table-cell>
              <table:table-cell office:value-type="string">
                <text:p>seconda visita</text:p>
                <draw:g>
                  <svg:desc>Foglio1.K43:Foglio1.K4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I45:Foglio1.I52</svg:desc>
                </draw:g>
              </table:table-cell>
              <table:table-cell office:value-type="float" office:value="5">
                <text:p>5</text:p>
                <draw:g>
                  <svg:desc>Foglio1.J45:Foglio1.J52</svg:desc>
                </draw:g>
              </table:table-cell>
              <table:table-cell office:value-type="float" office:value="7">
                <text:p>7</text:p>
                <draw:g>
                  <svg:desc>Foglio1.K45:Foglio1.K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B132:Foglio1.D140 Foglio1.C129:Foglio1.D129" chart:data-source-has-labels="both" svg:x="1.314cm" svg:y="0.18cm" svg:width="11.424cm" svg:height="7.676cm">
          <chartooo:coordinate-region svg:x="2.059cm" svg:y="0.375cm" svg:width="10.679cm" svg:height="6.842cm"/>
          <chart:axis chart:dimension="x" chart:name="primary-x" chart:style-name="ch4" chartooo:axis-type="auto">
            <chartooo:date-scale/>
            <chart:title svg:x="5.91cm" svg:y="8.037cm" chart:style-name="ch5">
              <text:p>foria vicino alto</text:p>
            </chart:title>
            <chart:categories table:cell-range-address="Foglio1.B132:Foglio1.B140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C132:Foglio1.C140" chart:label-cell-address="Foglio1.C129:Foglio1.C129" chart:class="chart:bar">
            <chart:data-point chart:repeated="9"/>
          </chart:series>
          <chart:series chart:style-name="ch10" chart:values-cell-range-address="Foglio1.D132:Foglio1.D140" chart:label-cell-address="Foglio1.D129:Foglio1.D129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C129:Foglio1.C129</svg:desc>
                </draw:g>
              </table:table-cell>
              <table:table-cell office:value-type="string">
                <text:p>seconda visita</text:p>
                <draw:g>
                  <svg:desc>Foglio1.D129:Foglio1.D1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B132:Foglio1.B140</svg:desc>
                </draw:g>
              </table:table-cell>
              <table:table-cell office:value-type="float" office:value="2">
                <text:p>2</text:p>
                <draw:g>
                  <svg:desc>Foglio1.C132:Foglio1.C140</svg:desc>
                </draw:g>
              </table:table-cell>
              <table:table-cell office:value-type="float" office:value="0">
                <text:p>0</text:p>
                <draw:g>
                  <svg:desc>Foglio1.D132:Foglio1.D140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B149:Foglio1.D157" chart:data-source-has-labels="both" svg:x="1.314cm" svg:y="0.18cm" svg:width="11.424cm" svg:height="7.676cm">
          <chartooo:coordinate-region svg:x="2.059cm" svg:y="0.375cm" svg:width="10.679cm" svg:height="6.842cm"/>
          <chart:axis chart:dimension="x" chart:name="primary-x" chart:style-name="ch4" chartooo:axis-type="auto">
            <chartooo:date-scale/>
            <chart:title svg:x="5.813cm" svg:y="8.037cm" chart:style-name="ch5">
              <text:p>foria vicino dritto</text:p>
            </chart:title>
            <chart:categories table:cell-range-address="Foglio1.B150:Foglio1.B157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C150:Foglio1.C157" chart:label-cell-address="Foglio1.C149:Foglio1.C149" chart:class="chart:bar">
            <chart:data-point chart:repeated="8"/>
          </chart:series>
          <chart:series chart:style-name="ch10" chart:values-cell-range-address="Foglio1.D150:Foglio1.D157" chart:label-cell-address="Foglio1.D149:Foglio1.D149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C149:Foglio1.C149</svg:desc>
                </draw:g>
              </table:table-cell>
              <table:table-cell office:value-type="string">
                <text:p>seconda visita</text:p>
                <draw:g>
                  <svg:desc>Foglio1.D149:Foglio1.D14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glio1.B150:Foglio1.B157</svg:desc>
                </draw:g>
              </table:table-cell>
              <table:table-cell office:value-type="float" office:value="0">
                <text:p>0</text:p>
                <draw:g>
                  <svg:desc>Foglio1.C150:Foglio1.C157</svg:desc>
                </draw:g>
              </table:table-cell>
              <table:table-cell office:value-type="float" office:value="2">
                <text:p>2</text:p>
                <draw:g>
                  <svg:desc>Foglio1.D150:Foglio1.D157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58cm" svg:y="3.96cm" style:legend-expansion="high" chart:style-name="ch2"/>
        <chart:plot-area chart:style-name="ch3" table:cell-range-address="Foglio1.B174:Foglio1.D184" chart:data-source-has-labels="both" svg:x="1.314cm" svg:y="0.18cm" svg:width="11.424cm" svg:height="7.676cm">
          <chartooo:coordinate-region svg:x="2.059cm" svg:y="0.375cm" svg:width="10.679cm" svg:height="6.842cm"/>
          <chart:axis chart:dimension="x" chart:name="primary-x" chart:style-name="ch4" chartooo:axis-type="auto">
            <chartooo:date-scale/>
            <chart:title svg:x="5.743cm" svg:y="8.037cm" chart:style-name="ch5">
              <text:p>foria vicino basso</text:p>
            </chart:title>
            <chart:categories table:cell-range-address="Foglio1.B175:Foglio1.B184"/>
            <chart:grid chart:style-name="ch6" chart:class="major"/>
          </chart:axis>
          <chart:axis chart:dimension="y" chart:name="primary-y" chart:style-name="ch7">
            <chart:title svg:x="0.451cm" svg:y="4.772cm" chart:style-name="ch8">
              <text:p>frequenza</text:p>
            </chart:title>
            <chart:grid chart:style-name="ch6" chart:class="major"/>
          </chart:axis>
          <chart:series chart:style-name="ch9" chart:values-cell-range-address="Foglio1.C175:Foglio1.C184" chart:label-cell-address="Foglio1.C174:Foglio1.C174" chart:class="chart:bar">
            <chart:data-point chart:repeated="10"/>
          </chart:series>
          <chart:series chart:style-name="ch10" chart:values-cell-range-address="Foglio1.D175:Foglio1.D184" chart:label-cell-address="Foglio1.D174:Foglio1.D17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 visita</text:p>
                <draw:g>
                  <svg:desc>Foglio1.C174:Foglio1.C174</svg:desc>
                </draw:g>
              </table:table-cell>
              <table:table-cell office:value-type="string">
                <text:p>seconda visita</text:p>
                <draw:g>
                  <svg:desc>Foglio1.D174:Foglio1.D174</svg:desc>
                </draw:g>
              </table:table-cell>
            </table:table-row>
          </table:table-header-rows>
          <table:table-rows>
            <table:table-row>
              <table:table-cell office:value-type="float" office:value="-2">
                <text:p>-2</text:p>
                <draw:g>
                  <svg:desc>Foglio1.B175:Foglio1.B184</svg:desc>
                </draw:g>
              </table:table-cell>
              <table:table-cell office:value-type="float" office:value="0">
                <text:p>0</text:p>
                <draw:g>
                  <svg:desc>Foglio1.C175:Foglio1.C184</svg:desc>
                </draw:g>
              </table:table-cell>
              <table:table-cell office:value-type="float" office:value="1">
                <text:p>1</text:p>
                <draw:g>
                  <svg:desc>Foglio1.D175:Foglio1.D184</svg:desc>
                </draw:g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